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h text:style-name="Heading_20_2" text:outline-level="2"><text:bookmark-start text:name="this-header"/>This header<text:bookmark-end text:name="this-header"/></text:h>
      <text:p text:style-name="P1">quote</text:p>
      <text:h text:style-name="Heading_20_3" text:outline-level="3"><text:bookmark-start text:name="heay"/>Heay<text:bookmark-end text:name="hea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0-11T19:44:02Z</meta:creation-date>
    <dc:date>2023-10-11T19:44:02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